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Culture Shoc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efinition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4 stage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ping Strategie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lusion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14:31:37.000511650</meta:creation-date>
    <dc:date>2016-01-12T14:36:22.717553233</dc:date>
    <meta:editing-duration>PT2M17S</meta:editing-duration>
    <meta:editing-cycles>2</meta:editing-cycles>
    <meta:generator>LibreOffice/4.2.8.2$Linux_X86_64 LibreOffice_project/420m0$Build-2</meta:generator>
    <meta:document-statistic meta:object-count="52"/>
  </office:meta>
</office:document-meta>
</file>